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5cm" fo:min-width="21cm"/>
    </style:style>
    <style:style style:name="gr2" style:family="graphic" style:parent-style-name="standard">
      <style:graphic-properties draw:textarea-horizontal-align="justify" draw:textarea-vertical-align="middle" draw:auto-grow-height="false" fo:min-height="10cm" fo:min-width="5.25cm" style:writing-mode="lr-tb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4.75cm" fo:min-width="3cm" style:writing-mode="lr-tb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0cm" fo:min-width="4cm" style:writing-mode="lr-tb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4.25cm" fo:min-width="3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marker-end="Arrowheads_20_15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7.75cm" fo:min-width="11.5cm" style:writing-mode="lr-tb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bottom"/>
      <style:paragraph-properties style:writing-mode="lr-tb"/>
    </style:style>
    <style:style style:name="gr25" style:family="graphic" style:parent-style-name="objectwithoutfill">
      <style:graphic-properties draw:marker-end="Arrowheads_20_17" draw:marker-end-width="0.3cm" draw:fill="none" draw:textarea-vertical-align="bottom"/>
      <style:paragraph-properties style:writing-mode="lr-tb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17.75cm" fo:min-width="3.25cm" style:writing-mode="lr-tb"/>
      <style:paragraph-properties style:writing-mode="lr-tb"/>
    </style:style>
    <style:style style:name="gr27" style:family="graphic" style:parent-style-name="objectwithoutfill">
      <style:graphic-properties draw:marker-end="Arrowheads_20_22" draw:marker-end-width="0.3cm" draw:fill="none" draw:textarea-vertical-align="bottom"/>
      <style:paragraph-properties style:writing-mode="lr-tb"/>
    </style:style>
    <style:style style:name="gr28" style:family="graphic" style:parent-style-name="standard">
      <style:graphic-properties draw:marker-start="Arrowheads_20_26" draw:marker-start-width="0.3cm" draw:textarea-vertical-align="bottom"/>
      <style:paragraph-properties style:writing-mode="lr-tb"/>
    </style:style>
    <style:style style:name="gr29" style:family="graphic" style:parent-style-name="standard">
      <style:graphic-properties draw:marker-start="Arrowheads_20_27" draw:marker-start-width="0.3cm" draw:textarea-vertical-align="bottom"/>
      <style:paragraph-properties style:writing-mode="lr-tb"/>
    </style:style>
    <style:style style:name="gr30" style:family="graphic" style:parent-style-name="standard">
      <style:graphic-properties draw:marker-start="Arrowheads_20_28" draw:marker-start-width="0.3cm" draw:textarea-vertical-align="bottom"/>
      <style:paragraph-properties style:writing-mode="lr-tb"/>
    </style:style>
    <style:style style:name="gr31" style:family="graphic" style:parent-style-name="objectwithoutfill">
      <style:graphic-properties draw:marker-end="Arrowheads_20_29" draw:marker-end-width="0.3cm" draw:fill="none" draw:textarea-vertical-align="bottom"/>
      <style:paragraph-properties style:writing-mode="lr-tb"/>
    </style:style>
    <style:style style:name="gr32" style:family="graphic" style:parent-style-name="objectwithoutfill">
      <style:graphic-properties draw:marker-end="Arrowheads_20_30" draw:marker-end-width="0.3cm" draw:fill="none" draw:textarea-vertical-align="bottom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botto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0.04cm" fo:min-width="3.25cm" style:writing-mode="lr-tb"/>
      <style:paragraph-properties style:writing-mode="lr-tb"/>
    </style:style>
    <style:style style:name="gr35" style:family="graphic" style:parent-style-name="standard">
      <style:graphic-properties draw:fill-color="#cccccc" draw:textarea-horizontal-align="justify" draw:textarea-vertical-align="middle" draw:auto-grow-height="false" fo:min-height="13.5cm" fo:min-width="18.554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4.5cm" fo:min-width="9cm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5.25cm" fo:min-width="9cm"/>
    </style:style>
    <style:style style:name="gr38" style:family="graphic" style:parent-style-name="standard">
      <style:graphic-properties draw:fill-color="#ffbf00" draw:textarea-horizontal-align="justify" draw:textarea-vertical-align="middle" draw:auto-grow-height="false" fo:min-height="3.77cm" fo:min-width="3.197cm" style:writing-mode="lr-tb"/>
      <style:paragraph-properties style:writing-mode="lr-tb"/>
    </style:style>
    <style:style style:name="gr39" style:family="graphic" style:parent-style-name="standard">
      <style:graphic-properties draw:fill-color="#ffbf00" draw:textarea-horizontal-align="justify" draw:textarea-vertical-align="middle" draw:auto-grow-height="false" fo:min-height="3cm" fo:min-width="3.75cm" style:writing-mode="lr-tb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6.779cm" fo:min-width="3.469cm" style:writing-mode="lr-tb"/>
      <style:paragraph-properties style:writing-mode="lr-tb"/>
    </style:style>
    <style:style style:name="gr41" style:family="graphic" style:parent-style-name="standard">
      <style:graphic-properties draw:fill-color="#ffbf00" draw:textarea-horizontal-align="justify" draw:textarea-vertical-align="middle" draw:auto-grow-height="false" fo:min-height="2.361cm" fo:min-width="1.684cm" style:writing-mode="lr-tb"/>
      <style:paragraph-properties style:writing-mode="lr-tb"/>
    </style:style>
    <style:style style:name="gr42" style:family="graphic" style:parent-style-name="standard">
      <style:graphic-properties draw:fill-color="#ffbf00" draw:textarea-horizontal-align="justify" draw:textarea-vertical-align="middle" draw:auto-grow-height="false" fo:min-height="2.36cm" fo:min-width="1.882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32" draw:marker-end-width="0.3cm" draw:fill="none" draw:textarea-vertical-align="bottom"/>
      <style:paragraph-properties style:writing-mode="lr-tb"/>
    </style:style>
    <style:style style:name="gr44" style:family="graphic" style:parent-style-name="objectwithoutfill">
      <style:graphic-properties draw:marker-end="Arrowheads_20_34" draw:marker-end-width="0.3cm" draw:fill="none" draw:textarea-vertical-align="bottom"/>
      <style:paragraph-properties style:writing-mode="lr-tb"/>
    </style:style>
    <style:style style:name="gr45" style:family="graphic" style:parent-style-name="objectwithoutfill">
      <style:graphic-properties draw:marker-end="Arrowheads_20_35" draw:marker-end-width="0.3cm" draw:fill="none" draw:textarea-vertical-align="bottom"/>
      <style:paragraph-properties style:writing-mode="lr-tb"/>
    </style:style>
    <style:style style:name="gr46" style:family="graphic" style:parent-style-name="objectwithoutfill">
      <style:graphic-properties draw:marker-end="Arrowheads_20_37" draw:marker-end-width="0.3cm" draw:fill="none" draw:textarea-vertical-align="bottom"/>
      <style:paragraph-properties style:writing-mode="lr-tb"/>
    </style:style>
    <style:style style:name="gr47" style:family="graphic" style:parent-style-name="standard">
      <style:graphic-properties draw:marker-start="Arrowheads_20_39" draw:marker-start-width="0.3cm" draw:textarea-vertical-align="bottom"/>
      <style:paragraph-properties style:writing-mode="lr-tb"/>
    </style:style>
    <style:style style:name="gr48" style:family="graphic" style:parent-style-name="standard">
      <style:graphic-properties draw:marker-start="Arrowheads_20_41" draw:marker-start-width="0.3cm" draw:textarea-vertical-align="bottom"/>
      <style:paragraph-properties style:writing-mode="lr-tb"/>
    </style:style>
    <style:style style:name="gr49" style:family="graphic" style:parent-style-name="standard">
      <style:graphic-properties draw:marker-start="Arrowheads_20_43" draw:marker-start-width="0.3cm" draw:textarea-vertical-align="bottom"/>
      <style:paragraph-properties style:writing-mode="lr-tb"/>
    </style:style>
    <style:style style:name="gr50" style:family="graphic" style:parent-style-name="standard">
      <style:graphic-properties draw:marker-start="Arrowheads_20_45" draw:marker-start-width="0.3cm" draw:textarea-vertical-align="bottom"/>
      <style:paragraph-properties style:writing-mode="lr-tb"/>
    </style:style>
    <style:style style:name="gr51" style:family="graphic" style:parent-style-name="objectwithoutfill">
      <style:graphic-properties draw:marker-end="Arrowheads_20_46" draw:marker-end-width="0.3cm" draw:fill="none" draw:textarea-vertical-align="bottom"/>
      <style:paragraph-properties style:writing-mode="lr-tb"/>
    </style:style>
    <style:style style:name="gr52" style:family="graphic" style:parent-style-name="standard">
      <style:graphic-properties draw:marker-start="Arrowheads_20_48" draw:marker-start-width="0.3cm" draw:textarea-vertical-align="botto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9.305cm" fo:min-width="1.95cm" style:writing-mode="lr-tb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25cm" fo:min-width="4cm" style:writing-mode="lr-tb"/>
      <style:paragraph-properties style:writing-mode="lr-tb"/>
    </style:style>
    <style:style style:name="gr57" style:family="graphic" style:parent-style-name="standard">
      <style:graphic-properties svg:stroke-color="#2a6099" draw:fill="solid" draw:fill-color="#e16173" draw:textarea-horizontal-align="justify" draw:textarea-vertical-align="middle" draw:auto-grow-height="false" fo:min-height="1.25cm" fo:min-width="4cm" style:writing-mode="lr-tb"/>
      <style:paragraph-properties style:writing-mode="lr-tb"/>
    </style:style>
    <style:style style:name="gr58" style:family="graphic" style:parent-style-name="standard">
      <style:graphic-properties draw:fill-color="#77bc65" draw:textarea-horizontal-align="justify" draw:textarea-vertical-align="middle" draw:auto-grow-height="false" fo:min-height="1.25cm" fo:min-width="4cm" style:writing-mode="lr-tb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1" style:family="graphic" style:parent-style-name="standard">
      <style:graphic-properties draw:fill-color="#ffbf00" draw:textarea-horizontal-align="justify" draw:textarea-vertical-align="middle" draw:auto-grow-height="false" fo:min-height="1.25cm" fo:min-width="4cm" style:writing-mode="lr-tb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7cm" fo:min-width="4cm" style:writing-mode="lr-tb"/>
      <style:paragraph-properties style:writing-mode="lr-tb"/>
    </style:style>
    <style:style style:name="gr64" style:family="graphic" style:parent-style-name="standard">
      <style:graphic-properties draw:fill-color="#ffbf00" draw:textarea-horizontal-align="justify" draw:textarea-vertical-align="middle" draw:auto-grow-height="false" fo:min-height="7cm" fo:min-width="4.25cm" style:writing-mode="lr-tb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75cm" fo:min-width="22cm" style:writing-mode="lr-tb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draw:fill-color="#ffbf00" draw:textarea-horizontal-align="justify" draw:textarea-vertical-align="middle" draw:auto-grow-height="false" fo:min-height="3.5cm" fo:min-width="3cm" style:writing-mode="lr-tb"/>
      <style:paragraph-properties style:writing-mode="lr-tb"/>
    </style:style>
    <style:style style:name="gr69" style:family="graphic" style:parent-style-name="objectwithoutfill">
      <style:graphic-properties draw:marker-end="Arrowheads_20_52" draw:marker-end-width="0.3cm" draw:fill="none" draw:textarea-vertical-align="middle"/>
    </style:style>
    <style:style style:name="gr70" style:family="graphic" style:parent-style-name="objectwithoutfill">
      <style:graphic-properties draw:marker-end="Arrowheads_20_53" draw:marker-end-width="0.3cm" draw:fill="none" draw:textarea-vertical-align="middle"/>
    </style:style>
    <style:style style:name="gr71" style:family="graphic" style:parent-style-name="objectwithoutfill">
      <style:graphic-properties draw:marker-end="Arrowheads_20_57" draw:marker-end-width="0.3cm" draw:fill="none" draw:textarea-vertical-align="bottom"/>
      <style:paragraph-properties style:writing-mode="lr-tb"/>
    </style:style>
    <style:style style:name="gr72" style:family="graphic" style:parent-style-name="objectwithoutfill">
      <style:graphic-properties draw:marker-end="Arrowheads_20_58" draw:marker-end-width="0.3cm" draw:fill="none" draw:textarea-vertical-align="bottom"/>
      <style:paragraph-properties style:writing-mode="lr-tb"/>
    </style:style>
    <style:style style:name="gr73" style:family="graphic" style:parent-style-name="objectwithoutfill">
      <style:graphic-properties draw:marker-end="Arrowheads_20_60" draw:marker-end-width="0.3cm" draw:fill="none" draw:textarea-vertical-align="middle"/>
    </style:style>
    <style:style style:name="gr74" style:family="graphic" style:parent-style-name="standard">
      <style:graphic-properties draw:marker-start="Arrowheads_20_61" draw:marker-start-width="0.3cm" draw:textarea-vertical-align="middle"/>
    </style:style>
    <style:style style:name="gr75" style:family="graphic" style:parent-style-name="standard">
      <style:graphic-properties draw:marker-start="Arrowheads_20_62" draw:marker-start-width="0.3cm" draw:textarea-vertical-align="bottom"/>
      <style:paragraph-properties style:writing-mode="lr-tb"/>
    </style:style>
    <style:style style:name="gr76" style:family="graphic" style:parent-style-name="objectwithoutfill">
      <style:graphic-properties draw:marker-end="Arrowheads_20_6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7cm" fo:min-width="1.75cm" style:writing-mode="lr-tb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cm" fo:min-width="0.75cm"/>
    </style:style>
    <style:style style:name="gr82" style:family="graphic" style:parent-style-name="standard">
      <style:graphic-properties draw:fill-color="#ffbf00" draw:textarea-horizontal-align="justify" draw:textarea-vertical-align="middle" draw:auto-grow-height="false" fo:min-height="1cm" fo:min-width="0.7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1cm"/>
      <style:paragraph-properties style:writing-mode="lr-tb"/>
    </style:style>
    <style:style style:name="gr85" style:family="graphic" style:parent-style-name="standard">
      <style:graphic-properties draw:fill-color="#ffbf00" draw:textarea-horizontal-align="justify" draw:textarea-vertical-align="middle" draw:auto-grow-height="false" fo:min-height="8.5cm" fo:min-width="5.75cm" style:writing-mode="lr-tb"/>
      <style:paragraph-properties style:writing-mode="lr-tb"/>
    </style:style>
    <style:style style:name="gr86" style:family="graphic" style:parent-style-name="objectwithoutfill">
      <style:graphic-properties draw:marker-end="Arrowheads_20_65" draw:marker-end-width="0.3cm" draw:fill="none" draw:textarea-vertical-align="middle"/>
    </style:style>
    <style:style style:name="gr87" style:family="graphic" style:parent-style-name="objectwithoutfill">
      <style:graphic-properties draw:marker-end="Arrowheads_20_66" draw:marker-end-width="0.3cm" draw:fill="none" draw:textarea-vertical-align="middle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2cm" fo:min-width="2.5cm"/>
      <style:paragraph-properties style:writing-mode="lr-tb"/>
    </style:style>
    <style:style style:name="gr89" style:family="graphic" style:parent-style-name="standard">
      <style:graphic-properties draw:fill-color="#cccccc" draw:textarea-horizontal-align="justify" draw:textarea-vertical-align="middle" draw:auto-grow-height="false" fo:min-height="2cm" fo:min-width="2.5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8cm" fo:min-width="3.5cm"/>
      <style:paragraph-properties style:writing-mode="lr-tb"/>
    </style:style>
    <style:style style:name="gr91" style:family="graphic" style:parent-style-name="objectwithoutfill">
      <style:graphic-properties draw:marker-end="Arrowheads_20_67" draw:marker-end-width="0.3cm" draw:fill="none" draw:textarea-vertical-align="middle"/>
    </style:style>
    <style:style style:name="gr92" style:family="graphic" style:parent-style-name="objectwithoutfill">
      <style:graphic-properties draw:marker-end="Arrowheads_20_68" draw:marker-end-width="0.3cm" draw:fill="none" draw:textarea-vertical-align="middle"/>
    </style:style>
    <style:style style:name="gr93" style:family="graphic" style:parent-style-name="objectwithoutfill">
      <style:graphic-properties draw:marker-end="Arrowheads_20_69" draw:marker-end-width="0.3cm" draw:fill="none" draw:textarea-vertical-align="middle"/>
    </style:style>
    <style:style style:name="gr94" style:family="graphic" style:parent-style-name="objectwithoutfill">
      <style:graphic-properties draw:marker-end="Arrowheads_20_70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6" style:family="graphic" style:parent-style-name="objectwithoutfill">
      <style:graphic-properties draw:marker-end="Arrowheads_20_71" draw:marker-end-width="0.3cm" draw:fill="none" draw:textarea-vertical-align="middle"/>
    </style:style>
    <style:style style:name="gr97" style:family="graphic" style:parent-style-name="objectwithoutfill">
      <style:graphic-properties draw:marker-end="Arrowheads_20_72" draw:marker-end-width="0.3cm" draw:fill="none" draw:textarea-vertical-align="middle"/>
    </style:style>
    <style:style style:name="gr98" style:family="graphic" style:parent-style-name="standard">
      <style:graphic-properties draw:fill-color="#cccccc" draw:opacity="100%" draw:textarea-horizontal-align="justify" draw:textarea-vertical-align="top" draw:auto-grow-height="false" fo:min-height="12cm" fo:min-width="5.25cm"/>
      <style:paragraph-properties style:writing-mode="lr-tb"/>
    </style:style>
    <style:style style:name="gr99" style:family="graphic" style:parent-style-name="standard">
      <style:graphic-properties draw:fill-color="#ffbf00" draw:textarea-horizontal-align="justify" draw:textarea-vertical-align="middle" draw:auto-grow-height="false" fo:min-height="5.5cm" fo:min-width="3.5cm" style:writing-mode="lr-tb"/>
      <style:paragraph-properties style:writing-mode="lr-tb"/>
    </style:style>
    <style:style style:name="gr100" style:family="graphic" style:parent-style-name="standard">
      <style:graphic-properties draw:fill-color="#e16173" draw:textarea-horizontal-align="justify" draw:textarea-vertical-align="middle" draw:auto-grow-height="false" fo:min-height="10.75cm" fo:min-width="2.25cm"/>
      <style:paragraph-properties style:writing-mode="lr-tb"/>
    </style:style>
    <style:style style:name="gr101" style:family="graphic" style:parent-style-name="standard">
      <style:graphic-properties draw:fill-color="#729fcf" draw:textarea-horizontal-align="justify" draw:textarea-vertical-align="middle" draw:auto-grow-height="false" fo:min-height="3.25cm" fo:min-width="2.75cm"/>
      <style:paragraph-properties style:writing-mode="lr-tb"/>
    </style:style>
    <style:style style:name="gr102" style:family="graphic" style:parent-style-name="objectwithoutfill">
      <style:graphic-properties draw:marker-end="Arrowheads_20_75" draw:marker-end-width="0.3cm" draw:fill="none" draw:textarea-vertical-align="middle"/>
    </style:style>
    <style:style style:name="gr103" style:family="graphic" style:parent-style-name="objectwithoutfill">
      <style:graphic-properties draw:marker-end="Arrowheads_20_77" draw:marker-end-width="0.3cm" draw:fill="none" draw:textarea-vertical-align="middle"/>
    </style:style>
    <style:style style:name="gr104" style:family="graphic" style:parent-style-name="objectwithoutfill">
      <style:graphic-properties draw:marker-end="Arrowheads_20_78" draw:marker-end-width="0.3cm" draw:fill="none" draw:textarea-vertical-align="middle"/>
    </style:style>
    <style:style style:name="gr105" style:family="graphic" style:parent-style-name="objectwithoutfill">
      <style:graphic-properties draw:marker-end="Arrowheads_20_7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7" style:family="graphic" style:parent-style-name="standard">
      <style:graphic-properties draw:fill-color="#729fcf" draw:textarea-horizontal-align="justify" draw:textarea-vertical-align="middle" draw:auto-grow-height="false" fo:min-height="3.25cm" fo:min-width="3cm"/>
      <style:paragraph-properties style:writing-mode="lr-tb"/>
    </style:style>
    <style:style style:name="gr108" style:family="graphic" style:parent-style-name="objectwithoutfill">
      <style:graphic-properties draw:marker-end="Arrowheads_20_82" draw:marker-end-width="0.3cm" draw:fill="none" draw:textarea-vertical-align="middle"/>
    </style:style>
    <style:style style:name="gr109" style:family="graphic" style:parent-style-name="objectwithoutfill">
      <style:graphic-properties draw:marker-end="Arrowheads_20_83" draw:marker-end-width="0.3cm" draw:fill="none" draw:textarea-vertical-align="middle"/>
    </style:style>
    <style:style style:name="gr110" style:family="graphic" style:parent-style-name="standard">
      <style:graphic-properties draw:fill-color="#cccccc" draw:textarea-horizontal-align="justify" draw:textarea-vertical-align="middle" draw:auto-grow-height="false" fo:min-height="12cm" fo:min-width="3.25cm"/>
      <style:paragraph-properties style:writing-mode="lr-tb"/>
    </style:style>
    <style:style style:name="gr111" style:family="graphic" style:parent-style-name="objectwithoutfill">
      <style:graphic-properties draw:marker-end="Arrowheads_20_84" draw:marker-end-width="0.3cm" draw:fill="none" draw:textarea-vertical-align="middle"/>
    </style:style>
    <style:style style:name="gr112" style:family="graphic" style:parent-style-name="objectwithoutfill">
      <style:graphic-properties draw:marker-end="Arrowheads_20_85" draw:marker-end-width="0.3cm" draw:fill="none" draw:textarea-vertical-align="middle"/>
    </style:style>
    <style:style style:name="gr113" style:family="graphic" style:parent-style-name="objectwithoutfill">
      <style:graphic-properties draw:marker-end="Arrowheads_20_86" draw:marker-end-width="0.3cm" draw:fill="none" draw:textarea-vertical-align="middle"/>
    </style:style>
    <style:style style:name="gr114" style:family="graphic" style:parent-style-name="objectwithoutfill">
      <style:graphic-properties draw:marker-end="Arrowheads_20_87" draw:marker-end-width="0.3cm" draw:fill="none" draw:textarea-vertical-align="middle"/>
    </style:style>
    <style:style style:name="gr115" style:family="graphic" style:parent-style-name="objectwithoutfill">
      <style:graphic-properties draw:marker-end="Arrowheads_20_88" draw:marker-end-width="0.3cm" draw:fill="none" draw:textarea-vertical-align="middle"/>
    </style:style>
    <style:style style:name="gr116" style:family="graphic" style:parent-style-name="standard">
      <style:graphic-properties draw:textarea-horizontal-align="justify" draw:textarea-vertical-align="middle" draw:auto-grow-height="false" fo:min-height="2.5cm" fo:min-width="2cm"/>
      <style:paragraph-properties style:writing-mode="lr-tb"/>
    </style:style>
    <style:style style:name="gr117" style:family="graphic" style:parent-style-name="objectwithoutfill">
      <style:graphic-properties draw:marker-end="Arrowheads_20_89" draw:marker-end-width="0.3cm" draw:fill="none" draw:textarea-vertical-align="middle"/>
    </style:style>
    <style:style style:name="gr118" style:family="graphic" style:parent-style-name="objectwithoutfill">
      <style:graphic-properties draw:marker-end="Arrowheads_20_90" draw:marker-end-width="0.3cm" draw:fill="none" draw:textarea-vertical-align="middle"/>
    </style:style>
    <style:style style:name="gr119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20" style:family="graphic" style:parent-style-name="objectwithoutfill">
      <style:graphic-properties draw:marker-end="Arrowheads_20_91" draw:marker-end-width="0.3cm" draw:fill="none" draw:textarea-vertical-align="middle"/>
    </style:style>
    <style:style style:name="gr121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122" style:family="graphic" style:parent-style-name="objectwithoutfill">
      <style:graphic-properties draw:marker-end="Arrowheads_20_92" draw:marker-end-width="0.3cm" draw:fill="none" draw:textarea-vertical-align="middle"/>
    </style:style>
    <style:style style:name="gr123" style:family="graphic" style:parent-style-name="objectwithoutfill">
      <style:graphic-properties draw:marker-end="Arrowheads_20_93" draw:marker-end-width="0.3cm" draw:fill="none" draw:textarea-vertical-align="middle"/>
    </style:style>
    <style:style style:name="gr124" style:family="graphic" style:parent-style-name="objectwithoutfill">
      <style:graphic-properties draw:marker-end="Arrowheads_20_94" draw:marker-end-width="0.3cm" draw:fill="none" draw:textarea-vertical-align="middle"/>
    </style:style>
    <style:style style:name="gr125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-color="#77bc65"/>
      <style:paragraph-properties fo:text-align="center" style:writing-mode="lr-tb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cccccc" draw:opacity="100%"/>
      <style:paragraph-properties fo:text-align="center"/>
    </style:style>
    <style:style style:name="P16" style:family="paragraph">
      <loext:graphic-properties draw:fill-color="#e16173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cm" svg:height="13.75cm" svg:x="3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cm" svg:height="10.25cm" svg:x="4.25cm" svg:y="4cm">
          <text:p text:style-name="P2">RMAP Client State Machin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5cm" svg:x="13.25cm" svg:y="9.25cm">
          <text:p text:style-name="P2">Rx_CRC Calculat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0.25cm" svg:x="18.75cm" svg:y="4cm">
          <text:p text:style-name="P2">4Links SpW IP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4.5cm" svg:x="13.25cm" svg:y="4cm">
          <text:p text:style-name="P2">Tx_CRC Calculato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cm" svg:y1="5cm" svg:x2="13.25cm" svg:y2="5cm">
          <text:p/>
        </draw:line>
        <draw:line draw:style-name="gr7" draw:text-style-name="P5" draw:layer="layout" svg:x1="13.25cm" svg:y1="11.5cm" svg:x2="10cm" svg:y2="11.5cm">
          <text:p/>
        </draw:line>
        <draw:line draw:style-name="gr8" draw:text-style-name="P5" draw:layer="layout" svg:x1="16.75cm" svg:y1="6.25cm" svg:x2="18.75cm" svg:y2="6.25cm">
          <text:p/>
        </draw:line>
        <draw:line draw:style-name="gr9" draw:text-style-name="P5" draw:layer="layout" svg:x1="18.75cm" svg:y1="11.5cm" svg:x2="16.75cm" svg:y2="11.5cm">
          <text:p/>
        </draw:line>
        <draw:line draw:style-name="gr10" draw:text-style-name="P5" draw:layer="layout" svg:x1="10cm" svg:y1="6.75cm" svg:x2="13.25cm" svg:y2="6.75cm">
          <text:p/>
        </draw:line>
        <draw:line draw:style-name="gr11" draw:text-style-name="P5" draw:layer="layout" svg:x1="13.25cm" svg:y1="13.25cm" svg:x2="10cm" svg:y2="13.25cm">
          <text:p/>
        </draw:line>
        <draw:line draw:style-name="gr12" draw:text-style-name="P5" draw:layer="layout" svg:x1="4.25cm" svg:y1="5.25cm" svg:x2="1.5cm" svg:y2="5.25cm">
          <text:p/>
        </draw:line>
        <draw:line draw:style-name="gr13" draw:text-style-name="P5" draw:layer="layout" svg:x1="1.75cm" svg:y1="11.25cm" svg:x2="4.25cm" svg:y2="11.25cm">
          <text:p/>
        </draw:line>
        <draw:line draw:style-name="gr14" draw:text-style-name="P5" draw:layer="layout" svg:x1="23.25cm" svg:y1="6.25cm" svg:x2="26.25cm" svg:y2="6.25cm">
          <text:p/>
        </draw:line>
        <draw:line draw:style-name="gr15" draw:text-style-name="P5" draw:layer="layout" svg:x1="26.25cm" svg:y1="12cm" svg:x2="23.25cm" svg:y2="12cm">
          <text:p/>
        </draw:line>
        <draw:frame draw:style-name="gr16" draw:text-style-name="P6" draw:layer="layout" svg:width="4.972cm" svg:height="0.962cm" svg:x="11.528cm" svg:y="1.788cm">
          <draw:text-box>
            <text:p>rmap_client.vhd</text:p>
          </draw:text-box>
        </draw:frame>
        <draw:frame draw:style-name="gr17" draw:text-style-name="P6" draw:layer="layout" svg:width="2.581cm" svg:height="0.962cm" svg:x="10.669cm" svg:y="4.038cm">
          <draw:text-box>
            <text:p>tx_data</text:p>
          </draw:text-box>
        </draw:frame>
        <draw:frame draw:style-name="gr18" draw:text-style-name="P6" draw:layer="layout" svg:width="3cm" svg:height="0.962cm" svg:x="10.5cm" svg:y="5.788cm">
          <draw:text-box>
            <text:p>crc_valid</text:p>
          </draw:text-box>
        </draw:frame>
        <draw:frame draw:style-name="gr19" draw:text-style-name="P7" draw:layer="layout" svg:width="1.823cm" svg:height="0.725cm" svg:x="16.927cm" svg:y="5.5cm">
          <draw:text-box>
            <text:p><text:span text:style-name="T1">spw_tx</text:span></text:p>
          </draw:text-box>
        </draw:frame>
        <draw:frame draw:style-name="gr20" draw:text-style-name="P7" draw:layer="layout" svg:width="1.844cm" svg:height="0.725cm" svg:x="16.927cm" svg:y="10.75cm">
          <draw:text-box>
            <text:p><text:span text:style-name="T1">spw_rx</text:span></text:p>
          </draw:text-box>
        </draw:frame>
        <draw:frame draw:style-name="gr21" draw:text-style-name="P6" draw:layer="layout" svg:width="3.385cm" svg:height="0.962cm" svg:x="10.25cm" svg:y="12.288cm">
          <draw:text-box>
            <text:p>data_valid</text:p>
          </draw:text-box>
        </draw:frame>
        <draw:frame draw:style-name="gr22" draw:text-style-name="P6" draw:layer="layout" svg:width="2.614cm" svg:height="0.962cm" svg:x="10.5cm" svg:y="10.5cm">
          <draw:text-box>
            <text:p>rx_data</text:p>
          </draw:text-box>
        </draw:frame>
      </draw:page>
      <draw:page draw:name="page2" draw:style-name="dp1" draw:master-page-name="Default">
        <draw:custom-shape draw:style-name="gr23" draw:text-style-name="P3" draw:layer="layout" svg:width="12cm" svg:height="18cm" svg:x="9.5cm" svg:y="1.5cm">
          <text:p text:style-name="P2"><text:span text:style-name="T2">RMAP Client IP</text:span>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5.25cm" svg:y1="8.75cm" svg:x2="9.5cm" svg:y2="8.75cm">
          <text:p text:style-name="P2">tx_frame</text:p>
        </draw:line>
        <draw:line draw:style-name="gr25" draw:text-style-name="P5" draw:layer="layout" svg:x1="5.25cm" svg:y1="10cm" svg:x2="9.5cm" svg:y2="10cm">
          <text:p text:style-name="P2">tx_data</text:p>
        </draw:line>
        <draw:custom-shape draw:style-name="gr26" draw:text-style-name="P8" draw:layer="layout" svg:width="3.75cm" svg:height="18cm" svg:x="1.5cm" svg:y="1.5cm">
          <text:p text:style-name="P2">User Application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21.5cm" svg:y1="7.5cm" svg:x2="26.5cm" svg:y2="7.5cm">
          <text:p text:style-name="P2">spw_tx_channel</text:p>
        </draw:line>
        <draw:line draw:style-name="gr28" draw:text-style-name="P2" draw:layer="layout" svg:x1="5.25cm" svg:y1="14.25cm" svg:x2="9.5cm" svg:y2="14.25cm">
          <text:p text:style-name="P2">rx_data</text:p>
        </draw:line>
        <draw:line draw:style-name="gr29" draw:text-style-name="P2" draw:layer="layout" svg:x1="5.25cm" svg:y1="13.25cm" svg:x2="9.5cm" svg:y2="13.25cm">
          <text:p text:style-name="P2">rx_frame</text:p>
        </draw:line>
        <draw:line draw:style-name="gr30" draw:text-style-name="P2" draw:layer="layout" svg:x1="21.5cm" svg:y1="14.25cm" svg:x2="26.5cm" svg:y2="14.25cm">
          <text:p text:style-name="P2">spw_rx_channel</text:p>
        </draw:line>
        <draw:line draw:style-name="gr29" draw:text-style-name="P2" draw:layer="layout" svg:x1="5.25cm" svg:y1="17cm" svg:x2="9.5cm" svg:y2="17cm">
          <text:p text:style-name="P2">tx_error</text:p>
        </draw:line>
        <draw:line draw:style-name="gr29" draw:text-style-name="P2" draw:layer="layout" svg:x1="5.25cm" svg:y1="18cm" svg:x2="9.5cm" svg:y2="18cm">
          <text:p text:style-name="P2">rx_error</text:p>
        </draw:line>
        <draw:line draw:style-name="gr31" draw:text-style-name="P5" draw:layer="layout" svg:x1="5.25cm" svg:y1="2.25cm" svg:x2="9.5cm" svg:y2="2.25cm">
          <text:p text:style-name="P2">rst_in</text:p>
        </draw:line>
        <draw:line draw:style-name="gr32" draw:text-style-name="P5" draw:layer="layout" svg:x1="5.25cm" svg:y1="3.25cm" svg:x2="9.5cm" svg:y2="3.25cm">
          <text:p text:style-name="P2">clock</text:p>
        </draw:line>
        <draw:line draw:style-name="gr33" draw:text-style-name="P5" draw:layer="layout" svg:x1="5.25cm" svg:y1="4.25cm" svg:x2="9.5cm" svg:y2="4.25cm">
          <text:p text:style-name="P2">clock_b</text:p>
        </draw:line>
      </draw:page>
      <draw:page draw:name="page3" draw:style-name="dp1" draw:master-page-name="Default">
        <draw:custom-shape draw:style-name="gr34" draw:text-style-name="P3" draw:layer="layout" svg:width="3.75cm" svg:height="10.29cm" svg:x="1.25cm" svg:y="4.985cm">
          <text:p text:style-name="P2">User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9.054cm" svg:height="13.75cm" svg:x="5.993cm" svg:y="2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9.5cm" svg:height="4.75cm" svg:x="7.5cm" svg:y="11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9.5cm" svg:height="5.5cm" svg:x="7.75cm" svg:y="3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697cm" svg:height="4.02cm" svg:x="8.25cm" svg:y="4.98cm">
          <text:p text:style-name="P2">Tx_FSM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4.25cm" svg:height="3.25cm" svg:x="7.75cm" svg:y="11.5cm">
          <text:p text:style-name="P2">Rx_FSM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969cm" svg:height="7.029cm" svg:x="18.696cm" svg:y="6.459cm">
          <text:p text:style-name="P2">4Links SpW CoDec IP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184cm" svg:height="2.611cm" svg:x="14.13cm" svg:y="6.057cm">
          <text:p text:style-name="P2">Tx</text:p>
          <text:p text:style-name="P2">CRC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382cm" svg:height="2.61cm" svg:x="13.932cm" svg:y="11.48cm">
          <text:p text:style-name="P2">Rx</text:p>
          <text:p text:style-name="P2">CRC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6.314cm" svg:y1="7.664cm" svg:x2="18.696cm" svg:y2="7.664cm">
          <text:p text:style-name="P2">tx_spw</text:p>
        </draw:line>
        <draw:line draw:style-name="gr44" draw:text-style-name="P5" draw:layer="layout" svg:x1="11.947cm" svg:y1="6.861cm" svg:x2="14.13cm" svg:y2="6.861cm">
          <text:p text:style-name="P2">tx_crc</text:p>
        </draw:line>
        <draw:line draw:style-name="gr45" draw:text-style-name="P5" draw:layer="layout" svg:x1="5cm" svg:y1="5.75cm" svg:x2="7.75cm" svg:y2="5.75cm">
          <text:p text:style-name="P2">tx_data</text:p>
        </draw:line>
        <draw:line draw:style-name="gr46" draw:text-style-name="P5" draw:layer="layout" svg:x1="22.665cm" svg:y1="8.066cm" svg:x2="26cm" svg:y2="8.066cm">
          <text:p text:style-name="P2">spw_tx_D/S</text:p>
        </draw:line>
        <draw:line draw:style-name="gr47" draw:text-style-name="P2" draw:layer="layout" svg:x1="16.314cm" svg:y1="12.684cm" svg:x2="18.696cm" svg:y2="12.684cm">
          <text:p text:style-name="P2">rx_spw</text:p>
        </draw:line>
        <draw:line draw:style-name="gr47" draw:text-style-name="P2" draw:layer="layout" svg:x1="11.947cm" svg:y1="13.086cm" svg:x2="13.932cm" svg:y2="13.086cm">
          <text:p text:style-name="P2">rx_crc</text:p>
        </draw:line>
        <draw:line draw:style-name="gr48" draw:text-style-name="P2" draw:layer="layout" svg:x1="5cm" svg:y1="12.75cm" svg:x2="7.5cm" svg:y2="12.75cm">
          <text:p text:style-name="P2">rx_header</text:p>
        </draw:line>
        <draw:line draw:style-name="gr49" draw:text-style-name="P2" draw:layer="layout" svg:x1="22.665cm" svg:y1="11.881cm" svg:x2="26cm" svg:y2="11.881cm">
          <text:p text:style-name="P2">spw_rx_D/S</text:p>
        </draw:line>
        <draw:line draw:style-name="gr50" draw:text-style-name="P2" draw:layer="layout" svg:x1="5cm" svg:y1="10.877cm" svg:x2="18.696cm" svg:y2="10.877cm">
          <text:p text:style-name="P2">rx_time_codes</text:p>
        </draw:line>
        <draw:line draw:style-name="gr51" draw:text-style-name="P5" draw:layer="layout" svg:x1="5cm" svg:y1="9.873cm" svg:x2="18.696cm" svg:y2="9.873cm">
          <text:p text:style-name="P2">tx_time_codes</text:p>
        </draw:line>
        <draw:line draw:style-name="gr45" draw:text-style-name="P5" draw:layer="layout" svg:x1="5cm" svg:y1="7cm" svg:x2="7.75cm" svg:y2="7cm">
          <text:p text:style-name="P2">tx_header</text:p>
        </draw:line>
        <draw:line draw:style-name="gr52" draw:text-style-name="P2" draw:layer="layout" svg:x1="5cm" svg:y1="14.25cm" svg:x2="7.5cm" svg:y2="14.25cm">
          <text:p text:style-name="P2">rx_data</text:p>
        </draw:line>
        <draw:custom-shape draw:style-name="gr53" draw:text-style-name="P3" draw:layer="layout" svg:width="2.45cm" svg:height="9.555cm" svg:x="26cm" svg:y="5.72cm">
          <text:p text:style-name="P2">SpW</text:p>
          <text:p text:style-name="P2">Target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5.502cm" svg:height="0.962cm" svg:x="12.5cm" svg:y="2.75cm">
          <draw:text-box>
            <text:p>rmap_initiator.vhd</text:p>
          </draw:text-box>
        </draw:frame>
        <draw:frame draw:style-name="gr54" draw:text-style-name="P6" draw:layer="layout" svg:width="8.033cm" svg:height="0.962cm" svg:x="8.467cm" svg:y="3.788cm">
          <draw:text-box>
            <text:p>rmap_command_controller</text:p>
          </draw:text-box>
        </draw:frame>
        <draw:frame draw:style-name="gr55" draw:text-style-name="P6" draw:layer="layout" svg:width="6.623cm" svg:height="0.962cm" svg:x="8.877cm" svg:y="15.038cm">
          <draw:text-box>
            <text:p>rmap_reply_controller</text:p>
          </draw:text-box>
        </draw:frame>
      </draw:page>
      <draw:page draw:name="page4" draw:style-name="dp1" draw:master-page-name="Default">
        <draw:custom-shape draw:style-name="gr56" draw:text-style-name="P3" draw:layer="layout" svg:width="4.5cm" svg:height="1.5cm" svg:x="10cm" svg:y="2.25cm">
          <text:p text:style-name="P2">Path_ADDR</text:p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4.5cm" svg:y="2.25cm">
          <text:p text:style-name="P2">Path_ADDR</text:p>
          <text:p text:style-name="P2">n+1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9cm" svg:y="2.25cm">
          <text:p text:style-name="P2">Path_ADDR</text:p>
          <text:p text:style-name="P2">n+m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4.5cm" svg:height="1.5cm" svg:x="5.5cm" svg:y="3.75cm">
          <text:p text:style-name="P2">Target_ADDR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3.75cm">
          <text:p text:style-name="P2">Protocol_ID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3.75cm">
          <text:p text:style-name="P2">Instruction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3.75cm">
          <text:p text:style-name="P2">Key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5.5cm" svg:y="5.25cm">
          <text:p text:style-name="P2">Reply_ADDR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0cm" svg:y="5.25cm">
          <text:p text:style-name="P2">Reply_ADDR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4.5cm" svg:y="5.25cm">
          <text:p text:style-name="P2">Reply_ADDR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9cm" svg:y="5.25cm">
          <text:p text:style-name="P2">Reply_ADDR</text:p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6.75cm">
          <text:p text:style-name="P2">Init’_ADDR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6.75cm">
          <text:p text:style-name="P2">TRANS ID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6.75cm">
          <text:p text:style-name="P2">TRANS ID</text:p>
          <text:p text:style-name="P2">(7..0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6.75cm">
          <text:p text:style-name="P2">Ext. ADDR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8.25cm">
          <text:p text:style-name="P2">ADDR</text:p>
          <text:p text:style-name="P2">(31..24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8.25cm">
          <text:p text:style-name="P2">ADDR</text:p>
          <text:p text:style-name="P2">(23..16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8.25cm">
          <text:p text:style-name="P2">ADDR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8.25cm">
          <text:p text:style-name="P2">ADDR</text:p>
          <text:p text:style-name="P2">(7..0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9.75cm">
          <text:p text:style-name="P2">Data_Length</text:p>
          <text:p text:style-name="P2">(23..16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9.75cm">
          <text:p text:style-name="P2">Data_Length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9.75cm">
          <text:p text:style-name="P2">Data_Length</text:p>
          <text:p text:style-name="P2">(7..0)</text:p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6cm" svg:height="1.673cm" svg:x="9.75cm" svg:y="1.25cm">
          <draw:text-box>
            <text:p>first header byte</text:p>
          </draw:text-box>
        </draw:frame>
        <draw:frame draw:style-name="gr60" draw:text-style-name="P6" draw:layer="layout" svg:width="5.75cm" svg:height="0.962cm" svg:x="14.25cm" svg:y="11.25cm">
          <draw:text-box>
            <text:p>last header byte</text:p>
          </draw:text-box>
        </draw:frame>
        <draw:custom-shape draw:style-name="gr61" draw:text-style-name="P4" draw:layer="layout" svg:width="4.5cm" svg:height="1.5cm" svg:x="5.5cm" svg:y="13cm">
          <text:p text:style-name="P2">Data Byte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0cm" svg:y="13cm">
          <text:p text:style-name="P2">Data Byte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4.5cm" svg:y="13cm">
          <text:p text:style-name="P2">Data Byte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9cm" svg:y="13cm">
          <text:p text:style-name="P2">Data Byte</text:p>
          <text:p text:style-name="P2">N</text:p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4.5cm" svg:height="1.25cm" svg:x="5.5cm" svg:y="12cm">
          <draw:text-box>
            <text:p>first data byte</text:p>
          </draw:text-box>
        </draw:frame>
        <draw:frame draw:style-name="gr60" draw:text-style-name="P6" draw:layer="layout" svg:width="4.5cm" svg:height="0.962cm" svg:x="19cm" svg:y="14.538cm">
          <draw:text-box>
            <text:p>last data byte</text:p>
          </draw:text-box>
        </draw:frame>
      </draw:page>
      <draw:page draw:name="page5" draw:style-name="dp1" draw:master-page-name="Default">
        <draw:custom-shape draw:style-name="gr56" draw:text-style-name="P3" draw:layer="layout" svg:width="4.5cm" svg:height="1.5cm" svg:x="10cm" svg:y="2.25cm">
          <text:p text:style-name="P2">Reply SpW</text:p>
          <text:p text:style-name="P2">ADDR n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4.5cm" svg:height="1.5cm" svg:x="5.5cm" svg:y="3.75cm">
          <text:p text:style-name="P2">Initiator ADDR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3.75cm">
          <text:p text:style-name="P2">Protocol_ID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3.75cm">
          <text:p text:style-name="P2">Instruction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3.75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5.288cm">
          <text:p text:style-name="P2">Target</text:p>
          <text:p text:style-name="P2"><text:s/>ADDR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5.25cm">
          <text:p text:style-name="P2">TRANS ID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5.25cm">
          <text:p text:style-name="P2">TRANS ID</text:p>
          <text:p text:style-name="P2">(7..0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5.25cm">
          <text:p text:style-name="P2">ADDR</text:p>
          <text:p text:style-name="P2">(31..24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6.75cm">
          <text:p text:style-name="P2">ADDR</text:p>
          <text:p text:style-name="P2">(23..16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0cm" svg:y="6.75cm">
          <text:p text:style-name="P2">ADDR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4.5cm" svg:y="6.75cm">
          <text:p text:style-name="P2">Data_Length</text:p>
          <text:p text:style-name="P2">(23..16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19cm" svg:y="6.75cm">
          <text:p text:style-name="P2">Data_Length</text:p>
          <text:p text:style-name="P2">(15..8)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4.5cm" svg:height="1.5cm" svg:x="5.5cm" svg:y="8.25cm">
          <text:p text:style-name="P2">Data_Length</text:p>
          <text:p text:style-name="P2">(7..0)</text:p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6cm" svg:height="1.673cm" svg:x="9.75cm" svg:y="1.25cm">
          <draw:text-box>
            <text:p>first header byte</text:p>
          </draw:text-box>
        </draw:frame>
        <draw:frame draw:style-name="gr60" draw:text-style-name="P6" draw:layer="layout" svg:width="5.75cm" svg:height="0.962cm" svg:x="5.5cm" svg:y="9.75cm">
          <draw:text-box>
            <text:p>last header byte</text:p>
          </draw:text-box>
        </draw:frame>
        <draw:custom-shape draw:style-name="gr61" draw:text-style-name="P4" draw:layer="layout" svg:width="4.5cm" svg:height="1.5cm" svg:x="5.5cm" svg:y="13cm">
          <text:p text:style-name="P2">Data Byte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0cm" svg:y="13cm">
          <text:p text:style-name="P2">Data Byte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4.5cm" svg:y="13cm">
          <text:p text:style-name="P2">Data Byte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5cm" svg:height="1.5cm" svg:x="19cm" svg:y="13cm">
          <text:p text:style-name="P2">Data Byte</text:p>
          <text:p text:style-name="P2">N</text:p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4.5cm" svg:height="1.25cm" svg:x="5.5cm" svg:y="12cm">
          <draw:text-box>
            <text:p>first data byte</text:p>
          </draw:text-box>
        </draw:frame>
        <draw:frame draw:style-name="gr60" draw:text-style-name="P6" draw:layer="layout" svg:width="4.5cm" svg:height="0.962cm" svg:x="19cm" svg:y="14.538cm">
          <draw:text-box>
            <text:p>last data byte</text:p>
          </draw:text-box>
        </draw:frame>
        <draw:custom-shape draw:style-name="gr56" draw:text-style-name="P3" draw:layer="layout" svg:width="4.5cm" svg:height="1.5cm" svg:x="14.5cm" svg:y="2.25cm">
          <text:p text:style-name="P2">Reply SpW</text:p>
          <text:p text:style-name="P2">ADDR n+1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5cm" svg:height="1.5cm" svg:x="19cm" svg:y="2.25cm">
          <text:p text:style-name="P2">Reply SpW</text:p>
          <text:p text:style-name="P2">ADDR n+m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3" draw:text-style-name="P4" draw:layer="layout" svg:width="4.5cm" svg:height="7.25cm" svg:x="4cm" svg:y="9cm">
          <text:p text:style-name="P2">RMAP</text:p>
          <text:p text:style-name="P2">Initiator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75cm" svg:height="7.25cm" svg:x="15.25cm" svg:y="9cm">
          <text:p text:style-name="P2">RMAP</text:p>
          <text:p text:style-name="P2">Target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2.5cm" svg:height="1cm" svg:x="4.5cm" svg:y="3.75cm">
          <text:p text:style-name="P2">clock_gen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3cm" svg:height="2cm" svg:x="10.5cm" svg:y="16cm">
          <text:p text:style-name="P2">Target</text:p>
          <text:p text:style-name="P2">Debug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3cm" svg:height="2cm" svg:x="10.5cm" svg:y="6.5cm">
          <text:p text:style-name="P2">Init</text:p>
          <text:p text:style-name="P2">Debug</text:p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2cm" svg:y1="8.5cm" svg:x2="12cm" svg:y2="10.25cm">
          <text:p/>
        </draw:line>
        <draw:line draw:style-name="gr67" draw:text-style-name="P5" draw:layer="layout" svg:x1="12cm" svg:y1="16cm" svg:x2="12cm" svg:y2="14.25cm">
          <text:p/>
        </draw:line>
        <draw:custom-shape draw:style-name="gr68" draw:text-style-name="P4" draw:layer="layout" svg:width="3.5cm" svg:height="3.75cm" svg:x="23cm" svg:y="9.5cm">
          <text:p text:style-name="P2">Target</text:p>
          <text:p text:style-name="P2">Memory</text:p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5.25cm" svg:y1="4.75cm" svg:x2="5.25cm" svg:y2="9cm">
          <text:p/>
        </draw:line>
        <draw:line draw:style-name="gr70" draw:text-style-name="P5" draw:layer="layout" svg:x1="7.5cm" svg:y1="4.75cm" svg:x2="7.5cm" svg:y2="9cm">
          <text:p/>
        </draw:line>
        <draw:line draw:style-name="gr71" draw:text-style-name="P5" draw:layer="layout" svg:x1="20cm" svg:y1="10cm" svg:x2="23cm" svg:y2="10cm">
          <text:p text:style-name="P2">ADDR</text:p>
        </draw:line>
        <draw:line draw:style-name="gr72" draw:text-style-name="P5" draw:layer="layout" svg:x1="20cm" svg:y1="11.25cm" svg:x2="23cm" svg:y2="11.25cm">
          <text:p text:style-name="P2">wr_data</text:p>
        </draw:line>
        <draw:line draw:style-name="gr73" draw:text-style-name="P5" draw:layer="layout" svg:x1="8.5cm" svg:y1="10.25cm" svg:x2="15.25cm" svg:y2="10.25cm">
          <text:p/>
        </draw:line>
        <draw:line draw:style-name="gr74" draw:text-style-name="P2" draw:layer="layout" svg:x1="8.5cm" svg:y1="14.25cm" svg:x2="15.25cm" svg:y2="14.25cm">
          <text:p/>
        </draw:line>
        <draw:line draw:style-name="gr75" draw:text-style-name="P2" draw:layer="layout" svg:x1="20cm" svg:y1="12.5cm" svg:x2="23cm" svg:y2="12.5cm">
          <text:p text:style-name="P2">rd_data</text:p>
        </draw:line>
        <draw:line draw:style-name="gr69" draw:text-style-name="P5" draw:layer="layout" svg:x1="16.5cm" svg:y1="4.75cm" svg:x2="16.5cm" svg:y2="9cm">
          <text:p/>
        </draw:line>
        <draw:line draw:style-name="gr70" draw:text-style-name="P5" draw:layer="layout" svg:x1="18.75cm" svg:y1="4.75cm" svg:x2="18.75cm" svg:y2="9cm">
          <text:p/>
        </draw:line>
        <draw:line draw:style-name="gr76" draw:text-style-name="P5" draw:layer="layout" svg:x1="24.75cm" svg:y1="4.75cm" svg:x2="24.75cm" svg:y2="9.5cm">
          <text:p/>
        </draw:line>
        <draw:frame draw:style-name="gr77" draw:text-style-name="P6" draw:layer="layout" svg:width="2.619cm" svg:height="0.962cm" svg:x="10.725cm" svg:y="10.288cm">
          <draw:text-box>
            <text:p>D/S out</text:p>
          </draw:text-box>
        </draw:frame>
        <draw:frame draw:style-name="gr78" draw:text-style-name="P6" draw:layer="layout" svg:width="2.229cm" svg:height="0.962cm" svg:x="11cm" svg:y="13.5cm">
          <draw:text-box>
            <text:p>D/S in</text:p>
          </draw:text-box>
        </draw:frame>
        <draw:frame draw:style-name="gr79" draw:text-style-name="P6" draw:layer="layout" svg:width="1.946cm" svg:height="0.962cm" svg:x="4.25cm" svg:y="5.288cm">
          <draw:text-box>
            <text:p>clock</text:p>
          </draw:text-box>
        </draw:frame>
        <draw:frame draw:style-name="gr59" draw:text-style-name="P6" draw:layer="layout" svg:width="3cm" svg:height="1.673cm" svg:x="6.25cm" svg:y="6cm">
          <draw:text-box>
            <text:p>clock_b</text:p>
          </draw:text-box>
        </draw:frame>
        <draw:frame draw:style-name="gr79" draw:text-style-name="P6" draw:layer="layout" svg:width="1.946cm" svg:height="0.962cm" svg:x="15.5cm" svg:y="5.5cm">
          <draw:text-box>
            <text:p>clock</text:p>
          </draw:text-box>
        </draw:frame>
        <draw:frame draw:style-name="gr59" draw:text-style-name="P6" draw:layer="layout" svg:width="3cm" svg:height="1.673cm" svg:x="17.5cm" svg:y="6.212cm">
          <draw:text-box>
            <text:p>clock_b</text:p>
          </draw:text-box>
        </draw:frame>
        <draw:frame draw:style-name="gr79" draw:text-style-name="P6" draw:layer="layout" svg:width="1.946cm" svg:height="0.962cm" svg:x="23.75cm" svg:y="5.75cm">
          <draw:text-box>
            <text:p>clock</text:p>
          </draw:text-box>
        </draw:frame>
        <draw:custom-shape draw:style-name="gr80" draw:text-style-name="P3" draw:layer="layout" svg:width="2.25cm" svg:height="7.25cm" svg:x="1.75cm" svg:y="9cm">
          <text:p text:style-name="P2">Stim</text:p>
          <text:p text:style-name="P2">Gen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1.25cm" svg:height="1.25cm" svg:x="22.25cm" svg:y="14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1.25cm" svg:height="1.25cm" svg:x="22.25cm" svg:y="15.75cm">
          <text:p/>
          <draw:enhanced-geometry svg:viewBox="0 0 21600 21600" draw:type="rectangle" draw:enhanced-path="M 0 0 L 21600 0 21600 21600 0 21600 0 0 Z N"/>
        </draw:custom-shape>
        <draw:frame draw:style-name="gr83" draw:text-style-name="P6" draw:layer="layout" svg:width="3.11cm" svg:height="0.962cm" svg:x="23.75cm" svg:y="14.538cm">
          <draw:text-box>
            <text:p>- process</text:p>
          </draw:text-box>
        </draw:frame>
        <draw:frame draw:style-name="gr84" draw:text-style-name="P6" draw:layer="layout" svg:width="2.081cm" svg:height="0.962cm" svg:x="23.75cm" svg:y="15.788cm">
          <draw:text-box>
            <text:p>- RTL</text:p>
          </draw:text-box>
        </draw:frame>
      </draw:page>
      <draw:page draw:name="page7" draw:style-name="dp1" draw:master-page-name="Default">
        <draw:custom-shape draw:style-name="gr85" draw:text-style-name="P4" draw:layer="layout" svg:width="6.25cm" svg:height="8.75cm" svg:x="18.5cm" svg:y="5.75cm">
          <text:p text:style-name="P2">RMAP</text:p>
          <text:p text:style-name="P2">Initiator</text:p>
          <text:p text:style-name="P2">(CT Data)</text:p>
          <draw:enhanced-geometry svg:viewBox="0 0 21600 21600" draw:type="rectangle" draw:enhanced-path="M 0 0 L 21600 0 21600 21600 0 21600 0 0 Z N"/>
        </draw:custom-shape>
        <draw:line draw:style-name="gr86" draw:text-style-name="P5" draw:layer="layout" svg:x1="13.75cm" svg:y1="6.75cm" svg:x2="18.5cm" svg:y2="6.75cm">
          <text:p/>
        </draw:line>
        <draw:line draw:style-name="gr87" draw:text-style-name="P5" draw:layer="layout" svg:x1="18.5cm" svg:y1="13cm" svg:x2="13.75cm" svg:y2="13cm">
          <text:p/>
        </draw:line>
        <draw:custom-shape draw:style-name="gr88" draw:text-style-name="P14" draw:layer="layout" svg:width="3cm" svg:height="2.25cm" svg:x="10.75cm" svg:y="5.75cm">
          <text:p text:style-name="P2">AES</text:p>
          <text:p text:style-name="P2">ENC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3cm" svg:height="2.25cm" svg:x="10.75cm" svg:y="12cm">
          <text:p text:style-name="P2">AES</text:p>
          <text:p text:style-name="P2">DEC</text:p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4cm" svg:height="8.25cm" svg:x="2.25cm" svg:y="5.75cm">
          <text:p text:style-name="P2">User Application</text:p>
          <text:p text:style-name="P2">(PT Data)</text:p>
          <draw:enhanced-geometry svg:viewBox="0 0 21600 21600" draw:type="rectangle" draw:enhanced-path="M 0 0 L 21600 0 21600 21600 0 21600 0 0 Z N"/>
        </draw:custom-shape>
        <draw:line draw:style-name="gr91" draw:text-style-name="P5" draw:layer="layout" svg:x1="6.25cm" svg:y1="6.75cm" svg:x2="10.75cm" svg:y2="6.75cm">
          <text:p/>
        </draw:line>
        <draw:line draw:style-name="gr92" draw:text-style-name="P5" draw:layer="layout" svg:x1="10.75cm" svg:y1="13cm" svg:x2="6.25cm" svg:y2="13cm">
          <text:p/>
        </draw:line>
        <draw:line draw:style-name="gr93" draw:text-style-name="P5" draw:layer="layout" svg:x1="6.25cm" svg:y1="9.25cm" svg:x2="18.5cm" svg:y2="9.25cm">
          <text:p/>
        </draw:line>
        <draw:line draw:style-name="gr94" draw:text-style-name="P5" draw:layer="layout" svg:x1="18.5cm" svg:y1="10.75cm" svg:x2="6.25cm" svg:y2="10.75cm">
          <text:p/>
        </draw:line>
        <draw:frame draw:style-name="gr95" draw:text-style-name="P6" draw:layer="layout" svg:width="4cm" svg:height="1cm" svg:x="14cm" svg:y="6cm">
          <draw:text-box>
            <text:p>CT Tx Data</text:p>
          </draw:text-box>
        </draw:frame>
        <draw:frame draw:style-name="gr95" draw:text-style-name="P6" draw:layer="layout" svg:width="4cm" svg:height="1cm" svg:x="6.5cm" svg:y="6cm">
          <draw:text-box>
            <text:p>PT Tx Data</text:p>
          </draw:text-box>
        </draw:frame>
        <draw:frame draw:style-name="gr95" draw:text-style-name="P6" draw:layer="layout" svg:width="4cm" svg:height="1cm" svg:x="14.25cm" svg:y="12.25cm">
          <draw:text-box>
            <text:p>CT Rx Data</text:p>
          </draw:text-box>
        </draw:frame>
        <draw:frame draw:style-name="gr95" draw:text-style-name="P6" draw:layer="layout" svg:width="4cm" svg:height="1cm" svg:x="6.5cm" svg:y="12.25cm">
          <draw:text-box>
            <text:p>PT Rx Data</text:p>
          </draw:text-box>
        </draw:frame>
        <draw:frame draw:style-name="gr95" draw:text-style-name="P6" draw:layer="layout" svg:width="4cm" svg:height="1cm" svg:x="10.25cm" svg:y="8.5cm">
          <draw:text-box>
            <text:p><text:s/>Tx Header </text:p>
          </draw:text-box>
        </draw:frame>
        <draw:frame draw:style-name="gr95" draw:text-style-name="P6" draw:layer="layout" svg:width="4cm" svg:height="1cm" svg:x="10.468cm" svg:y="10.032cm">
          <draw:text-box>
            <text:p>Rx Header</text:p>
          </draw:text-box>
        </draw:frame>
        <draw:line draw:style-name="gr96" draw:text-style-name="P5" draw:layer="layout" svg:x1="24.75cm" svg:y1="8.25cm" svg:x2="28.25cm" svg:y2="8.25cm">
          <text:p/>
        </draw:line>
        <draw:line draw:style-name="gr97" draw:text-style-name="P5" draw:layer="layout" svg:x1="28cm" svg:y1="11cm" svg:x2="24.75cm" svg:y2="11cm">
          <text:p/>
        </draw:line>
        <draw:frame draw:style-name="gr95" draw:text-style-name="P6" draw:layer="layout" svg:width="4cm" svg:height="1cm" svg:x="24.7cm" svg:y="7.5cm">
          <draw:text-box>
            <text:p>SpW Out</text:p>
          </draw:text-box>
        </draw:frame>
        <draw:frame draw:style-name="gr95" draw:text-style-name="P6" draw:layer="layout" svg:width="4cm" svg:height="1cm" svg:x="25.25cm" svg:y="10.25cm">
          <draw:text-box>
            <text:p>SpW In</text:p>
          </draw:text-box>
        </draw:frame>
      </draw:page>
      <draw:page draw:name="page8" draw:style-name="dp1" draw:master-page-name="Default">
        <draw:custom-shape draw:style-name="gr98" draw:text-style-name="P15" draw:layer="layout" svg:width="5.75cm" svg:height="12.25cm" svg:x="6.25cm" svg:y="4.75cm">
          <text:p text:style-name="P2">RMAP Client</text:p>
          <draw:enhanced-geometry svg:viewBox="0 0 21600 21600" draw:type="rectangle" draw:enhanced-path="M 0 0 L 21600 0 21600 21600 0 21600 0 0 Z N"/>
        </draw:custom-shape>
        <draw:custom-shape draw:style-name="gr99" draw:text-style-name="P4" draw:layer="layout" svg:width="4cm" svg:height="5.75cm" svg:x="7cm" svg:y="6cm">
          <text:p text:style-name="P2">4Links</text:p>
          <text:p text:style-name="P2">RMAP</text:p>
          <text:p text:style-name="P2">Initiato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0" draw:text-style-name="P16" draw:layer="layout" svg:width="2.75cm" svg:height="11cm" svg:x="16.25cm" svg:y="6cm">
          <text:p text:style-name="P2">4Links</text:p>
          <text:p text:style-name="P2">SpW Router</text:p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3.25cm" svg:height="3.5cm" svg:x="23.75cm" svg:y="5.5cm">
          <text:p text:style-name="P2">4Links</text:p>
          <text:p text:style-name="P2">RMAP Target</text:p>
          <draw:enhanced-geometry svg:viewBox="0 0 21600 21600" draw:type="rectangle" draw:enhanced-path="M 0 0 L 21600 0 21600 21600 0 21600 0 0 Z N"/>
        </draw:custom-shape>
        <draw:line draw:style-name="gr102" draw:text-style-name="P5" draw:layer="layout" svg:x1="11cm" svg:y1="8.25cm" svg:x2="16.25cm" svg:y2="8.25cm">
          <text:p/>
        </draw:line>
        <draw:line draw:style-name="gr103" draw:text-style-name="P5" draw:layer="layout" svg:x1="16.25cm" svg:y1="9.25cm" svg:x2="11cm" svg:y2="9.25cm">
          <text:p/>
        </draw:line>
        <draw:line draw:style-name="gr104" draw:text-style-name="P5" draw:layer="layout" svg:x1="19cm" svg:y1="6.5cm" svg:x2="23.75cm" svg:y2="6.5cm">
          <text:p/>
        </draw:line>
        <draw:line draw:style-name="gr105" draw:text-style-name="P5" draw:layer="layout" svg:x1="23.75cm" svg:y1="8cm" svg:x2="19cm" svg:y2="8cm">
          <text:p/>
        </draw:line>
        <draw:line draw:style-name="gr104" draw:text-style-name="P5" draw:layer="layout" svg:x1="19cm" svg:y1="10.75cm" svg:x2="23.75cm" svg:y2="10.75cm">
          <text:p/>
        </draw:line>
        <draw:line draw:style-name="gr105" draw:text-style-name="P5" draw:layer="layout" svg:x1="23.75cm" svg:y1="12.25cm" svg:x2="19cm" svg:y2="12.25cm">
          <text:p/>
        </draw:line>
        <draw:line draw:style-name="gr104" draw:text-style-name="P5" draw:layer="layout" svg:x1="19cm" svg:y1="14.75cm" svg:x2="23.75cm" svg:y2="14.75cm">
          <text:p/>
        </draw:line>
        <draw:line draw:style-name="gr105" draw:text-style-name="P5" draw:layer="layout" svg:x1="23.75cm" svg:y1="16cm" svg:x2="19cm" svg:y2="16cm">
          <text:p/>
        </draw:line>
        <draw:custom-shape draw:style-name="gr101" draw:text-style-name="P10" draw:layer="layout" svg:width="3.25cm" svg:height="3.5cm" svg:x="23.75cm" svg:y="9.75cm">
          <text:p text:style-name="P2">4Links</text:p>
          <text:p text:style-name="P2">RMAP Target</text:p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3.25cm" svg:height="3.5cm" svg:x="23.75cm" svg:y="14cm">
          <text:p text:style-name="P2">4Links</text:p>
          <text:p text:style-name="P2">RMAP Target</text:p>
          <draw:enhanced-geometry svg:viewBox="0 0 21600 21600" draw:type="rectangle" draw:enhanced-path="M 0 0 L 21600 0 21600 21600 0 21600 0 0 Z N"/>
        </draw:custom-shape>
        <draw:frame draw:style-name="gr106" draw:text-style-name="P6" draw:layer="layout" svg:width="3.216cm" svg:height="0.962cm" svg:x="12cm" svg:y="8.288cm">
          <draw:text-box>
            <text:p>SpW Link</text:p>
          </draw:text-box>
        </draw:frame>
        <draw:frame draw:style-name="gr106" draw:text-style-name="P6" draw:layer="layout" svg:width="3.216cm" svg:height="0.962cm" svg:x="19.75cm" svg:y="6.788cm">
          <draw:text-box>
            <text:p>SpW Link</text:p>
          </draw:text-box>
        </draw:frame>
        <draw:frame draw:style-name="gr106" draw:text-style-name="P6" draw:layer="layout" svg:width="3.216cm" svg:height="0.962cm" svg:x="19.75cm" svg:y="11cm">
          <draw:text-box>
            <text:p>SpW Link</text:p>
          </draw:text-box>
        </draw:frame>
        <draw:frame draw:style-name="gr106" draw:text-style-name="P6" draw:layer="layout" svg:width="3.216cm" svg:height="0.962cm" svg:x="19.784cm" svg:y="15cm">
          <draw:text-box>
            <text:p>SpW Link</text:p>
          </draw:text-box>
        </draw:frame>
        <draw:custom-shape draw:style-name="gr101" draw:text-style-name="P10" draw:layer="layout" svg:width="3.25cm" svg:height="3.5cm" svg:x="23.75cm" svg:y="5.5cm">
          <text:p text:style-name="P2">4Links</text:p>
          <text:p text:style-name="P2">RMAP Target</text:p>
          <draw:enhanced-geometry svg:viewBox="0 0 21600 21600" draw:type="rectangle" draw:enhanced-path="M 0 0 L 21600 0 21600 21600 0 21600 0 0 Z N"/>
        </draw:custom-shape>
        <draw:custom-shape draw:style-name="gr107" draw:text-style-name="P10" draw:layer="layout" svg:width="3.5cm" svg:height="3.5cm" svg:x="7.25cm" svg:y="12.5cm">
          <text:p text:style-name="P2">4Links</text:p>
          <text:p text:style-name="P2">RMAP Target</text:p>
          <draw:enhanced-geometry svg:viewBox="0 0 21600 21600" draw:type="rectangle" draw:enhanced-path="M 0 0 L 21600 0 21600 21600 0 21600 0 0 Z N"/>
        </draw:custom-shape>
        <draw:line draw:style-name="gr108" draw:text-style-name="P5" draw:layer="layout" svg:x1="10.75cm" svg:y1="13.5cm" svg:x2="16.25cm" svg:y2="13.5cm">
          <text:p/>
        </draw:line>
        <draw:line draw:style-name="gr109" draw:text-style-name="P5" draw:layer="layout" svg:x1="16.25cm" svg:y1="15cm" svg:x2="10.75cm" svg:y2="15cm">
          <text:p/>
        </draw:line>
        <draw:frame draw:style-name="gr106" draw:text-style-name="P6" draw:layer="layout" svg:width="3.216cm" svg:height="0.962cm" svg:x="12.034cm" svg:y="13.788cm">
          <draw:text-box>
            <text:p>SpW Link</text:p>
          </draw:text-box>
        </draw:frame>
        <draw:custom-shape draw:style-name="gr110" draw:text-style-name="P9" draw:layer="layout" svg:width="3.75cm" svg:height="12.25cm" svg:x="1.5cm" svg:y="4.75cm">
          <text:p text:style-name="P2">User Application</text:p>
          <draw:enhanced-geometry svg:viewBox="0 0 21600 21600" draw:type="rectangle" draw:enhanced-path="M 0 0 L 21600 0 21600 21600 0 21600 0 0 Z N"/>
        </draw:custom-shape>
        <draw:line draw:style-name="gr111" draw:text-style-name="P5" draw:layer="layout" svg:x1="5.25cm" svg:y1="6.75cm" svg:x2="6.25cm" svg:y2="6.75cm">
          <text:p/>
        </draw:line>
        <draw:line draw:style-name="gr112" draw:text-style-name="P5" draw:layer="layout" svg:x1="6.25cm" svg:y1="15.75cm" svg:x2="5.25cm" svg:y2="15.75cm">
          <text:p/>
        </draw:line>
        <draw:line draw:style-name="gr113" draw:text-style-name="P5" draw:layer="layout" svg:x1="6.25cm" svg:y1="9cm" svg:x2="5.25cm" svg:y2="9cm">
          <text:p/>
        </draw:line>
        <draw:line draw:style-name="gr114" draw:text-style-name="P5" draw:layer="layout" svg:x1="5.25cm" svg:y1="13.5cm" svg:x2="6.25cm" svg:y2="13.5cm">
          <text:p/>
        </draw:line>
      </draw:page>
      <draw:page draw:name="page9" draw:style-name="dp1" draw:master-page-name="Default">
        <draw:custom-shape draw:style-name="gr85" draw:text-style-name="P4" draw:layer="layout" svg:width="6.25cm" svg:height="8.75cm" svg:x="14.5cm" svg:y="5.5cm">
          <text:p text:style-name="P2">RMAP</text:p>
          <text:p text:style-name="P2">Initiator</text:p>
          <text:p text:style-name="P2"/>
          <draw:enhanced-geometry svg:viewBox="0 0 21600 21600" draw:type="rectangle" draw:enhanced-path="M 0 0 L 21600 0 21600 21600 0 21600 0 0 Z N"/>
        </draw:custom-shape>
        <draw:line draw:style-name="gr115" draw:text-style-name="P5" draw:layer="layout" svg:x1="10.75cm" svg:y1="6.75cm" svg:x2="14.5cm" svg:y2="6.75cm">
          <text:p/>
        </draw:line>
        <draw:custom-shape draw:style-name="gr116" draw:text-style-name="P2" draw:layer="layout" svg:width="2.5cm" svg:height="2.75cm" svg:x="8.25cm" svg:y="6cm">
          <text:p text:style-name="P2">DDR<text:line-break/>REG</text:p>
          <draw:enhanced-geometry svg:viewBox="0 0 21600 21600" draw:type="rectangle" draw:enhanced-path="M 0 0 L 21600 0 21600 21600 0 21600 0 0 Z N"/>
        </draw:custom-shape>
        <draw:line draw:style-name="gr117" draw:text-style-name="P5" draw:layer="layout" svg:x1="10.75cm" svg:y1="8cm" svg:x2="14.5cm" svg:y2="8cm">
          <text:p/>
        </draw:line>
        <draw:line draw:style-name="gr118" draw:text-style-name="P5" draw:layer="layout" svg:x1="6cm" svg:y1="6.75cm" svg:x2="8.25cm" svg:y2="6.75cm">
          <text:p/>
        </draw:line>
        <draw:custom-shape draw:style-name="gr119" draw:text-style-name="P2" draw:layer="layout" svg:width="2.5cm" svg:height="1.5cm" svg:x="3.5cm" svg:y="6cm">
          <text:p text:style-name="P2">IOBUF</text:p>
          <draw:enhanced-geometry svg:viewBox="0 0 21600 21600" draw:type="rectangle" draw:enhanced-path="M 0 0 L 21600 0 21600 21600 0 21600 0 0 Z N"/>
        </draw:custom-shape>
        <draw:frame draw:style-name="gr106" draw:text-style-name="P6" draw:layer="layout" svg:width="3.63cm" svg:height="0.962cm" svg:x="10.87cm" svg:y="6cm">
          <draw:text-box>
            <text:p>DDR_din_r</text:p>
          </draw:text-box>
        </draw:frame>
        <draw:frame draw:style-name="gr106" draw:text-style-name="P6" draw:layer="layout" svg:width="3.597cm" svg:height="0.962cm" svg:x="10.87cm" svg:y="7.25cm">
          <draw:text-box>
            <text:p>DDR_din_f</text:p>
          </draw:text-box>
        </draw:frame>
        <draw:line draw:style-name="gr115" draw:text-style-name="P5" draw:layer="layout" svg:x1="10.75cm" svg:y1="11.75cm" svg:x2="14.5cm" svg:y2="11.75cm">
          <text:p/>
        </draw:line>
        <draw:custom-shape draw:style-name="gr116" draw:text-style-name="P2" draw:layer="layout" svg:width="2.5cm" svg:height="2.75cm" svg:x="8.25cm" svg:y="11cm">
          <text:p text:style-name="P2">DDR<text:line-break/>REG</text:p>
          <draw:enhanced-geometry svg:viewBox="0 0 21600 21600" draw:type="rectangle" draw:enhanced-path="M 0 0 L 21600 0 21600 21600 0 21600 0 0 Z N"/>
        </draw:custom-shape>
        <draw:line draw:style-name="gr117" draw:text-style-name="P5" draw:layer="layout" svg:x1="10.75cm" svg:y1="13cm" svg:x2="14.5cm" svg:y2="13cm">
          <text:p/>
        </draw:line>
        <draw:line draw:style-name="gr118" draw:text-style-name="P5" draw:layer="layout" svg:x1="6cm" svg:y1="11.75cm" svg:x2="8.25cm" svg:y2="11.75cm">
          <text:p/>
        </draw:line>
        <draw:custom-shape draw:style-name="gr119" draw:text-style-name="P2" draw:layer="layout" svg:width="2.5cm" svg:height="1.5cm" svg:x="3.5cm" svg:y="11cm">
          <text:p text:style-name="P2">IOBUF</text:p>
          <draw:enhanced-geometry svg:viewBox="0 0 21600 21600" draw:type="rectangle" draw:enhanced-path="M 0 0 L 21600 0 21600 21600 0 21600 0 0 Z N"/>
        </draw:custom-shape>
        <draw:frame draw:style-name="gr106" draw:text-style-name="P6" draw:layer="layout" svg:width="3.597cm" svg:height="0.962cm" svg:x="10.87cm" svg:y="11cm">
          <draw:text-box>
            <text:p>DDR_sin_r</text:p>
          </draw:text-box>
        </draw:frame>
        <draw:frame draw:style-name="gr106" draw:text-style-name="P6" draw:layer="layout" svg:width="3.563cm" svg:height="0.962cm" svg:x="10.87cm" svg:y="12.25cm">
          <draw:text-box>
            <text:p>DDR_sin_f</text:p>
          </draw:text-box>
        </draw:frame>
        <draw:line draw:style-name="gr120" draw:text-style-name="P5" draw:layer="layout" svg:x1="4.75cm" svg:y1="9.5cm" svg:x2="4.75cm" svg:y2="11cm">
          <text:p/>
        </draw:line>
        <draw:custom-shape draw:style-name="gr121" draw:text-style-name="P2" draw:layer="layout" svg:width="1.5cm" svg:height="1.5cm" svg:x="4cm" svg:y="8cm">
          <text:p text:style-name="P2">Sin</text:p>
          <draw:enhanced-geometry svg:viewBox="0 0 21600 21600" draw:type="rectangle" draw:enhanced-path="M 0 0 L 21600 0 21600 21600 0 21600 0 0 Z N"/>
        </draw:custom-shape>
        <draw:line draw:style-name="gr120" draw:text-style-name="P5" draw:layer="layout" svg:x1="4.75cm" svg:y1="4.5cm" svg:x2="4.75cm" svg:y2="6cm">
          <text:p/>
        </draw:line>
        <draw:custom-shape draw:style-name="gr121" draw:text-style-name="P2" draw:layer="layout" svg:width="1.5cm" svg:height="1.5cm" svg:x="4cm" svg:y="3cm">
          <text:p text:style-name="P2">Din</text:p>
          <draw:enhanced-geometry svg:viewBox="0 0 21600 21600" draw:type="rectangle" draw:enhanced-path="M 0 0 L 21600 0 21600 21600 0 21600 0 0 Z N"/>
        </draw:custom-shape>
        <draw:line draw:style-name="gr122" draw:text-style-name="P5" draw:layer="layout" svg:x1="20.75cm" svg:y1="6.5cm" svg:x2="23.5cm" svg:y2="6.5cm">
          <text:p/>
        </draw:line>
        <draw:line draw:style-name="gr123" draw:text-style-name="P5" draw:layer="layout" svg:x1="20.75cm" svg:y1="11.5cm" svg:x2="23.5cm" svg:y2="11.5cm">
          <text:p/>
        </draw:line>
        <draw:custom-shape draw:style-name="gr119" draw:text-style-name="P2" draw:layer="layout" svg:width="2.5cm" svg:height="1.5cm" svg:x="23.5cm" svg:y="5.75cm">
          <text:p text:style-name="P2">IOBUF</text:p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2.5cm" svg:height="1.5cm" svg:x="23.5cm" svg:y="10.75cm">
          <text:p text:style-name="P2">IOBUF</text:p>
          <draw:enhanced-geometry svg:viewBox="0 0 21600 21600" draw:type="rectangle" draw:enhanced-path="M 0 0 L 21600 0 21600 21600 0 21600 0 0 Z N"/>
        </draw:custom-shape>
        <draw:line draw:style-name="gr124" draw:text-style-name="P5" draw:layer="layout" svg:x1="24.75cm" svg:y1="7.25cm" svg:x2="24.75cm" svg:y2="8.5cm">
          <text:p/>
        </draw:line>
        <draw:custom-shape draw:style-name="gr125" draw:text-style-name="P2" draw:layer="layout" svg:width="2cm" svg:height="1.5cm" svg:x="23.75cm" svg:y="8.5cm">
          <text:p text:style-name="P2">Dout</text:p>
          <draw:enhanced-geometry svg:viewBox="0 0 21600 21600" draw:type="rectangle" draw:enhanced-path="M 0 0 L 21600 0 21600 21600 0 21600 0 0 Z N"/>
        </draw:custom-shape>
        <draw:line draw:style-name="gr124" draw:text-style-name="P5" draw:layer="layout" svg:x1="24.75cm" svg:y1="12.25cm" svg:x2="24.75cm" svg:y2="13.5cm">
          <text:p/>
        </draw:line>
        <draw:custom-shape draw:style-name="gr125" draw:text-style-name="P2" draw:layer="layout" svg:width="2cm" svg:height="1.5cm" svg:x="23.75cm" svg:y="13.5cm">
          <text:p text:style-name="P2">S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7T14:28:56.904000000</meta:creation-date>
    <dc:date>2023-08-02T12:14:07.637000000</dc:date>
    <meta:editing-duration>PT13H25M24S</meta:editing-duration>
    <meta:editing-cycles>26</meta:editing-cycles>
    <meta:generator>LibreOffice/7.5.3.2$Windows_X86_64 LibreOffice_project/9f56dff12ba03b9acd7730a5a481eea045e468f3</meta:generator>
    <meta:document-statistic meta:object-count="219"/>
  </office:meta>
</office:document-meta>
</file>